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D000003A466094594AD89E311.png" manifest:media-type="image/png"/>
  <manifest:file-entry manifest:full-path="Pictures/1000000000000350000003BCA20F888E966090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361cm, 0cm, 2.251cm, 3.24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cm" svg:height="13.567cm" svg:x="3cm" svg:y="1.25cm">
          <draw:image xlink:href="Pictures/100000000000037D000003A466094594AD89E311.png" xlink:type="simple" xlink:show="embed" xlink:actuate="onLoad" draw:mime-type="image/png">
            <text:p/>
          </draw:image>
        </draw:frame>
        <draw:frame draw:style-name="gr2" draw:text-style-name="P2" draw:layer="layout" svg:width="11.707cm" svg:height="2.249cm" svg:x="4cm" svg:y="17.5cm">
          <draw:image xlink:href="Pictures/1000000000000350000003BCA20F888E966090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08:21:05.080000000</meta:creation-date>
    <dc:date>2021-12-28T16:48:40.652000000</dc:date>
    <meta:editing-duration>PT1H4M10S</meta:editing-duration>
    <meta:editing-cycles>6</meta:editing-cycles>
    <meta:generator>LibreOffice/7.0.0.3$Windows_X86_64 LibreOffice_project/8061b3e9204bef6b321a21033174034a5e2ea88e</meta:generator>
    <meta:document-statistic meta:object-count="2"/>
  </office:meta>
</office:document-meta>
</file>